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nux Libertine Display O" svg:font-family="'Linux Libertine Display O'" style:font-pitch="variable"/>
    <style:font-face style:name="Linux Libertine Initials O" svg:font-family="'Linux Libertine Initi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49cm" fo:border="0.06pt solid #d9d9e3"/>
      <style:text-properties officeooo:paragraph-rsid="000d2a9f"/>
    </style:style>
    <style:style style:name="P2" style:family="paragraph" style:parent-style-name="Text_20_body">
      <style:paragraph-properties fo:padding="0.049cm" fo:border="0.06pt solid #d9d9e3"/>
      <style:text-properties style:font-name="Linux Libertine Initials O"/>
    </style:style>
    <style:style style:name="P3" style:family="paragraph" style:parent-style-name="Text_20_body">
      <style:paragraph-properties fo:padding="0.049cm" fo:border="0.06pt solid #d9d9e3"/>
      <style:text-properties officeooo:paragraph-rsid="000d2a9f"/>
    </style:style>
    <style:style style:name="T1" style:family="text">
      <style:text-properties style:font-name="Linux Libertine Display O"/>
    </style:style>
    <style:style style:name="T2" style:family="text">
      <style:text-properties style:font-name="Linux Libertine Initials O"/>
    </style:style>
    <style:style style:name="T3" style:family="text">
      <style:text-properties style:font-name="DejaVu Math TeX Gyre" fo:font-size="15pt" fo:font-weight="bold" officeooo:rsid="000d2a9f" style:font-size-asian="15pt" style:font-weight-asian="bold" style:font-size-complex="15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atemática</text:span></text:p>
      <text:section text:style-name="Sect1" text:name="Section1">
        <text:p text:style-name="P3"><text:span text:style-name="T2">A Matemática é uma ciência fundamental que se dedica ao estudo dos números, quantidades, formas e padrões. Ela tem suas raízes na antiguidade, desde a época dos babilônios, egípcios e gregos antigos, e evoluiu ao longo dos séculos em resposta às necessidades da sociedade. Ela é uma disciplina abstrata e teórica, mas também tem inúmeras aplicações práticas em áreas como ciência, engenharia, finanças, tecnologia e muitas outras.</text:span></text:p>
        <text:p text:style-name="P2">A Matemática utiliza símbolos e operações para expressar relações e propriedades abstratas. Ela é a linguagem da ciência e da tecnologia, permitindo que ideias complexas sejam representadas e comunicadas com clareza e precisão. A Matemática é uma disciplina universal, com conceitos e teorias que se aplicam independentemente do tempo, espaço ou cultura. Ela é um instrumento para a resolução de problemas, a compreensão de fenômenos naturais e a construção de modelos para simular a realidade.</text:p>
        <text:p text:style-name="P2">Além de ser uma ferramenta prática, a Matemática é também uma fonte de beleza e fascínio pela sua elegância e simplicidade. Ela oferece uma visão única do mundo, permitindo-nos explorar a estrutura e os padrões subjacentes em todas as áreas do conhecimento humano. A Matemática é uma disciplina em constante evolução, com novas descobertas e teorias sendo desenvolvidas todos os dias, tornando-a um campo excitante e desafiador para se explorar.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nux Libertine Display O" svg:font-family="'Linux Libertine Display O'" style:font-pitch="variable"/>
    <style:font-face style:name="Linux Libertine Initials O" svg:font-family="'Linux Libertine Initials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17:47.578615598</meta:creation-date>
    <dc:date>2023-05-05T17:24:30.978223012</dc:date>
    <meta:editing-duration>PT6M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13" meta:character-count="1379" meta:non-whitespace-character-count="1170"/>
  </office:meta>
</office:document-meta>
</file>